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28.68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29.49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9.61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4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4.16mm"/>
    </style:style>
    <style:style style:name="co17" style:family="table-column">
      <style:table-column-properties fo:break-before="auto" style:column-width="15.06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1"/>
    <style:style style:name="ce4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non_box_dimension_2" table:style-name="ta1">
        <table:shapes>
          <draw:frame draw:z-index="0" draw:style-name="gr1" draw:text-style-name="P1" svg:width="95.51mm" svg:height="57.9mm" svg:x="188.01mm" svg:y="1.34mm">
            <loext:p draw:notify-on-update-of-ranges="Henon_box_dimension_2.E2:Henon_box_dimension_2.E12 Henon_box_dimension_2.F2:Henon_box_dimension_2.F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01mm" svg:height="59.76mm" svg:x="244.11mm" svg:y="68.8mm">
            <loext:p draw:notify-on-update-of-ranges="Henon_box_dimension_2.E15:Henon_box_dimension_2.E19 Henon_box_dimension_2.F15:Henon_box_dimension_2.F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01mm" svg:height="59.76mm" svg:x="231.52mm" svg:y="121.92mm">
            <loext:p draw:notify-on-update-of-ranges="Henon_box_dimension_2.E22:Henon_box_dimension_2.E37 Henon_box_dimension_2.F22:Henon_box_dimension_2.F3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01mm" svg:height="59.76mm" svg:x="47.35mm" svg:y="174.78mm">
            <loext:p draw:notify-on-update-of-ranges="Henon_box_dimension_2.E25:Henon_box_dimension_2.E29 Henon_box_dimension_2.F25:Henon_box_dimension_2.F2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60.09mm" svg:height="90.05mm" svg:x="131.41mm" svg:y="105.69mm">
            <loext:p draw:notify-on-update-of-ranges="Henon_box_dimension_2.E23:Henon_box_dimension_2.E37 Henon_box_dimension_2.G23:Henon_box_dimension_2.G3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gundo experimento poniendo EPSILON = 0,1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.32192809488736" calcext:value-type="float">
            <text:p>3,3219280949</text:p>
          </table:table-cell>
          <table:table-cell office:value-type="float" office:value="7.74819284958946" calcext:value-type="float">
            <text:p>7,748192849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4.32192809488736" calcext:value-type="float">
            <text:p>4,3219280949</text:p>
          </table:table-cell>
          <table:table-cell office:value-type="float" office:value="8.96289600533726" calcext:value-type="float">
            <text:p>8,962896005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,025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float" office:value="5.32192809488736" calcext:value-type="float">
            <text:p>5,3219280949</text:p>
          </table:table-cell>
          <table:table-cell office:value-type="float" office:value="10.0967151544885" calcext:value-type="float">
            <text:p>10,0967151545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5" calcext:value-type="float">
            <text:p>0,0125</text:p>
          </table:table-cell>
          <table:table-cell office:value-type="float" office:value="2325" calcext:value-type="float">
            <text:p>2325</text:p>
          </table:table-cell>
          <table:table-cell office:value-type="float" office:value="3" calcext:value-type="float">
            <text:p>3</text:p>
          </table:table-cell>
          <table:table-cell office:value-type="float" office:value="6.32192809488736" calcext:value-type="float">
            <text:p>6,3219280949</text:p>
          </table:table-cell>
          <table:table-cell office:value-type="float" office:value="11.1830150008828" calcext:value-type="float">
            <text:p>11,1830150009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25" calcext:value-type="float">
            <text:p>0,00625</text:p>
          </table:table-cell>
          <table:table-cell office:value-type="float" office:value="4243" calcext:value-type="float">
            <text:p>4243</text:p>
          </table:table-cell>
          <table:table-cell office:value-type="float" office:value="4" calcext:value-type="float">
            <text:p>4</text:p>
          </table:table-cell>
          <table:table-cell office:value-type="float" office:value="7.32192809488736" calcext:value-type="float">
            <text:p>7,3219280949</text:p>
          </table:table-cell>
          <table:table-cell office:value-type="float" office:value="12.0508689632907" calcext:value-type="float">
            <text:p>12,0508689633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125" calcext:value-type="float">
            <text:p>0,003125</text:p>
          </table:table-cell>
          <table:table-cell office:value-type="float" office:value="6362" calcext:value-type="float">
            <text:p>6362</text:p>
          </table:table-cell>
          <table:table-cell office:value-type="float" office:value="5" calcext:value-type="float">
            <text:p>5</text:p>
          </table:table-cell>
          <table:table-cell office:value-type="float" office:value="8.32192809488736" calcext:value-type="float">
            <text:p>8,3219280949</text:p>
          </table:table-cell>
          <table:table-cell office:value-type="float" office:value="12.6352646565395" calcext:value-type="float">
            <text:p>12,6352646565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625" calcext:value-type="float">
            <text:p>0,0015625</text:p>
          </table:table-cell>
          <table:table-cell office:value-type="float" office:value="8021" calcext:value-type="float">
            <text:p>8021</text:p>
          </table:table-cell>
          <table:table-cell office:value-type="float" office:value="6" calcext:value-type="float">
            <text:p>6</text:p>
          </table:table-cell>
          <table:table-cell office:value-type="float" office:value="9.32192809488736" calcext:value-type="float">
            <text:p>9,3219280949</text:p>
          </table:table-cell>
          <table:table-cell office:value-type="float" office:value="12.9695663972905" calcext:value-type="float">
            <text:p>12,9695663973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78125" calcext:value-type="float">
            <text:p>0,00078125</text:p>
          </table:table-cell>
          <table:table-cell office:value-type="float" office:value="9016" calcext:value-type="float">
            <text:p>9016</text:p>
          </table:table-cell>
          <table:table-cell office:value-type="float" office:value="7" calcext:value-type="float">
            <text:p>7</text:p>
          </table:table-cell>
          <table:table-cell office:value-type="float" office:value="10.3219280948874" calcext:value-type="float">
            <text:p>10,3219280949</text:p>
          </table:table-cell>
          <table:table-cell office:value-type="float" office:value="13.1382718001722" calcext:value-type="float">
            <text:p>13,1382718002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390625" calcext:value-type="float">
            <text:p>0,000390625</text:p>
          </table:table-cell>
          <table:table-cell office:value-type="float" office:value="9516" calcext:value-type="float">
            <text:p>9516</text:p>
          </table:table-cell>
          <table:table-cell office:value-type="float" office:value="8" calcext:value-type="float">
            <text:p>8</text:p>
          </table:table-cell>
          <table:table-cell office:value-type="float" office:value="11.3219280948874" calcext:value-type="float">
            <text:p>11,3219280949</text:p>
          </table:table-cell>
          <table:table-cell office:value-type="float" office:value="13.2161395564251" calcext:value-type="float">
            <text:p>13,2161395564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95313" calcext:value-type="float">
            <text:p>0,000195313</text:p>
          </table:table-cell>
          <table:table-cell office:value-type="float" office:value="9766" calcext:value-type="float">
            <text:p>9766</text:p>
          </table:table-cell>
          <table:table-cell office:value-type="float" office:value="9" calcext:value-type="float">
            <text:p>9</text:p>
          </table:table-cell>
          <table:table-cell office:value-type="float" office:value="12.3219280948874" calcext:value-type="float">
            <text:p>12,3219280949</text:p>
          </table:table-cell>
          <table:table-cell office:value-type="float" office:value="13.2535520626375" calcext:value-type="float">
            <text:p>13,2535520626</text:p>
          </table:table-cell>
          <table:table-cell table:number-columns-repeated="1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3" office:value-type="float" office:value="0.0000976563" calcext:value-type="float">
            <text:p>9,77E-05</text:p>
          </table:table-cell>
          <table:table-cell office:value-type="float" office:value="9894" calcext:value-type="float">
            <text:p>9894</text:p>
          </table:table-cell>
          <table:table-cell office:value-type="float" office:value="10" calcext:value-type="float">
            <text:p>10</text:p>
          </table:table-cell>
          <table:table-cell office:value-type="float" office:value="13.3219280948874" calcext:value-type="float">
            <text:p>13,3219280949</text:p>
          </table:table-cell>
          <table:table-cell office:value-type="float" office:value="13.2723381841586" calcext:value-type="float">
            <text:p>13,2723381842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20"/>
        </table:table-row>
        <table:table-row table:style-name="ro1">
          <table:table-cell table:style-name="ce2" office:value-type="string" calcext:value-type="string" table:number-columns-spanned="6" table:number-rows-spanned="1">
            <text:p>Datos del libro de ALLIGOOD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/>
          <table:table-cell table:formula="of:=1/8" office:value-type="float" office:value="0.125" calcext:value-type="float">
            <text:p>0,125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4" table:formula="of:=LOG(1/[.B15];2)" office:value-type="float" office:value="3" calcext:value-type="float">
            <text:p>3,0000</text:p>
          </table:table-cell>
          <table:table-cell table:formula="of:=LOG([.C15];2)" office:value-type="float" office:value="7.467605550083" calcext:value-type="float">
            <text:p>7,4676055501</text:p>
          </table:table-cell>
          <table:table-cell table:formula="of:=[.F15]/[.E15]" office:value-type="float" office:value="2.48920185002767" calcext:value-type="float">
            <text:p>2,48920185</text:p>
          </table:table-cell>
          <table:table-cell table:number-columns-repeated="15"/>
        </table:table-row>
        <table:table-row table:style-name="ro1">
          <table:table-cell/>
          <table:table-cell table:formula="of:=1/16" office:value-type="float" office:value="0.0625" calcext:value-type="float">
            <text:p>0,0625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4" table:formula="of:=LOG(1/[.B16];2)" office:value-type="float" office:value="4" calcext:value-type="float">
            <text:p>4,0000</text:p>
          </table:table-cell>
          <table:table-cell table:formula="of:=LOG([.C16];2)" office:value-type="float" office:value="8.75822321472672" calcext:value-type="float">
            <text:p>8,7582232147</text:p>
          </table:table-cell>
          <table:table-cell table:formula="of:=[.F16]/[.E16]" office:value-type="float" office:value="2.18955580368168" calcext:value-type="float">
            <text:p>2,1895558037</text:p>
          </table:table-cell>
          <table:table-cell table:number-columns-repeated="15"/>
        </table:table-row>
        <table:table-row table:style-name="ro1">
          <table:table-cell/>
          <table:table-cell table:formula="of:=1/32" office:value-type="float" office:value="0.03125" calcext:value-type="float">
            <text:p>0,03125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4" table:formula="of:=LOG(1/[.B17];2)" office:value-type="float" office:value="5" calcext:value-type="float">
            <text:p>5,0000</text:p>
          </table:table-cell>
          <table:table-cell table:formula="of:=LOG([.C17];2)" office:value-type="float" office:value="10.0182001788132" calcext:value-type="float">
            <text:p>10,0182001788</text:p>
          </table:table-cell>
          <table:table-cell table:formula="of:=[.F17]/[.E17]" office:value-type="float" office:value="2.00364003576265" calcext:value-type="float">
            <text:p>2,0036400358</text:p>
          </table:table-cell>
          <table:table-cell table:number-columns-repeated="15"/>
        </table:table-row>
        <table:table-row table:style-name="ro1">
          <table:table-cell/>
          <table:table-cell table:formula="of:=1/64" office:value-type="float" office:value="0.015625" calcext:value-type="float">
            <text:p>0,015625</text:p>
          </table:table-cell>
          <table:table-cell office:value-type="float" office:value="2467" calcext:value-type="float">
            <text:p>2467</text:p>
          </table:table-cell>
          <table:table-cell/>
          <table:table-cell table:style-name="ce4" table:formula="of:=LOG(1/[.B18];2)" office:value-type="float" office:value="6" calcext:value-type="float">
            <text:p>6,0000</text:p>
          </table:table-cell>
          <table:table-cell table:formula="of:=LOG([.C18];2)" office:value-type="float" office:value="11.2685420003001" calcext:value-type="float">
            <text:p>11,2685420003</text:p>
          </table:table-cell>
          <table:table-cell table:formula="of:=[.F18]/[.E18]" office:value-type="float" office:value="1.87809033338335" calcext:value-type="float">
            <text:p>1,8780903334</text:p>
          </table:table-cell>
          <table:table-cell table:number-columns-repeated="15"/>
        </table:table-row>
        <table:table-row table:style-name="ro1">
          <table:table-cell/>
          <table:table-cell table:formula="of:=1/128" office:value-type="float" office:value="0.0078125" calcext:value-type="float">
            <text:p>0,0078125</text:p>
          </table:table-cell>
          <table:table-cell office:value-type="float" office:value="5763" calcext:value-type="float">
            <text:p>5763</text:p>
          </table:table-cell>
          <table:table-cell/>
          <table:table-cell table:style-name="ce4" table:formula="of:=LOG(1/[.B19];2)" office:value-type="float" office:value="7" calcext:value-type="float">
            <text:p>7,0000</text:p>
          </table:table-cell>
          <table:table-cell table:formula="of:=LOG([.C19];2)" office:value-type="float" office:value="12.4926043043867" calcext:value-type="float">
            <text:p>12,4926043044</text:p>
          </table:table-cell>
          <table:table-cell table:formula="of:=[.F19]/[.E19]" office:value-type="float" office:value="1.78465775776953" calcext:value-type="float">
            <text:p>1,784657757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4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6" table:number-rows-spanned="1">
            <text:p>Segundo experimento poniendo EPSILON = 1,0</text:p>
          </table:table-cell>
          <table:covered-table-cell table:number-columns-repeated="5"/>
          <table:table-cell/>
          <table:table-cell table:formula="of:=AVERAGE([.G26:.G32])" office:value-type="float" office:value="1.24143140054376" calcext:value-type="float">
            <text:p>1,2414314005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94316186373" calcext:value-type="float">
            <text:p>3,459431618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5798099512757" calcext:value-type="float">
            <text:p>4,8579809951</text:p>
          </table:table-cell>
          <table:table-cell table:formula="of:=([.F23]-[.F22])/([.E23]-[.E22])" office:value-type="float" office:value="1.39854937649027" calcext:value-type="float">
            <text:p>1,398549376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16992500144231" calcext:value-type="float">
            <text:p>6,1699250014</text:p>
          </table:table-cell>
          <table:table-cell table:formula="of:=([.F24]-[.F23])/([.E24]-[.E23])" office:value-type="float" office:value="1.31194400631474" calcext:value-type="float">
            <text:p>1,3119440063</text:p>
          </table:table-cell>
          <table:table-cell table:formula="of:=ABS([.G24]-[.G25])/[.G24]" office:value-type="float" office:value="0.121911386537727" calcext:value-type="float">
            <text:p>0,1219113865</text:p>
          </table:table-cell>
          <table:table-cell table:formula="of:=ABS([.G24]-[.G23])/[.G24]" office:value-type="float" office:value="0.0660130079932336" calcext:value-type="float">
            <text:p>0,066013008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,12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32192809488736" calcext:value-type="float">
            <text:p>7,3219280949</text:p>
          </table:table-cell>
          <table:table-cell table:formula="of:=([.F25]-[.F24])/([.E25]-[.E24])" office:value-type="float" office:value="1.15200309344505" calcext:value-type="float">
            <text:p>1,1520030934</text:p>
          </table:table-cell>
          <table:table-cell table:formula="of:=ABS([.G25]-[.G26])/[.G25]" office:value-type="float" office:value="0.109358780867484" calcext:value-type="float">
            <text:p>0,1093587809</text:p>
          </table:table-cell>
          <table:table-cell table:formula="of:=ABS([.G25]-[.G24])/[.G25]" office:value-type="float" office:value="0.138837225160038" calcext:value-type="float">
            <text:p>0,138837225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,0625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.59991284218713" calcext:value-type="float">
            <text:p>8,5999128422</text:p>
          </table:table-cell>
          <table:table-cell table:formula="of:=([.F26]-[.F25])/([.E26]-[.E25])" office:value-type="float" office:value="1.27798474729977" calcext:value-type="float">
            <text:p>1,2779847473</text:p>
          </table:table-cell>
          <table:table-cell table:formula="of:=ABS([.G26]-[.G27])/[.G26]" office:value-type="float" office:value="0.0401797457320872" calcext:value-type="float">
            <text:p>0,0401797457</text:p>
          </table:table-cell>
          <table:table-cell table:formula="of:=ABS([.G26]-[.G25])/[.G26]" office:value-type="float" office:value="0.0985783704546593" calcext:value-type="float">
            <text:p>0,0985783705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82654848729091" calcext:value-type="float">
            <text:p>9,8265484873</text:p>
          </table:table-cell>
          <table:table-cell table:formula="of:=([.F27]-[.F26])/([.E27]-[.E26])" office:value-type="float" office:value="1.22663564510378" calcext:value-type="float">
            <text:p>1,2266356451</text:p>
          </table:table-cell>
          <table:table-cell table:formula="of:=ABS([.G27]-[.G28])/[.G27]" office:value-type="float" office:value="0.0149011079491034" calcext:value-type="float">
            <text:p>0,0149011079</text:p>
          </table:table-cell>
          <table:table-cell table:formula="of:=ABS([.G27]-[.G26])/[.G27]" office:value-type="float" office:value="0.0418617397928673" calcext:value-type="float">
            <text:p>0,0418617398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2152" calcext:value-type="float">
            <text:p>215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.0714623625566" calcext:value-type="float">
            <text:p>11,0714623626</text:p>
          </table:table-cell>
          <table:table-cell table:formula="of:=([.F28]-[.F27])/([.E28]-[.E27])" office:value-type="float" office:value="1.24491387526569" calcext:value-type="float">
            <text:p>1,2449138753</text:p>
          </table:table-cell>
          <table:table-cell table:formula="of:=ABS([.G28]-[.G29])/[.G28]" office:value-type="float" office:value="0.0339696849943652" calcext:value-type="float">
            <text:p>0,033969685</text:p>
          </table:table-cell>
          <table:table-cell table:formula="of:=ABS([.G28]-[.G27])/[.G28]" office:value-type="float" office:value="0.0146823250387571" calcext:value-type="float">
            <text:p>0,014682325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4953" calcext:value-type="float">
            <text:p>495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.2740869056344" calcext:value-type="float">
            <text:p>12,2740869056</text:p>
          </table:table-cell>
          <table:table-cell table:formula="of:=([.F29]-[.F28])/([.E29]-[.E28])" office:value-type="float" office:value="1.2026245430778" calcext:value-type="float">
            <text:p>1,2026245431</text:p>
          </table:table-cell>
          <table:table-cell table:formula="of:=ABS([.G29]-[.G30])/[.G29]" office:value-type="float" office:value="0.0442424692846619" calcext:value-type="float">
            <text:p>0,0442424693</text:p>
          </table:table-cell>
          <table:table-cell table:formula="of:=ABS([.G29]-[.G28])/[.G29]" office:value-type="float" office:value="0.0351642018544387" calcext:value-type="float">
            <text:p>0,0351642019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11828" calcext:value-type="float">
            <text:p>118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.5299185281203" calcext:value-type="float">
            <text:p>13,5299185281</text:p>
          </table:table-cell>
          <table:table-cell table:formula="of:=([.F30]-[.F29])/([.E30]-[.E29])" office:value-type="float" office:value="1.2558316224859" calcext:value-type="float">
            <text:p>1,2558316225</text:p>
          </table:table-cell>
          <table:table-cell table:formula="of:=ABS([.G30]-[.G31])/[.G30]" office:value-type="float" office:value="0.00726417291733953" calcext:value-type="float">
            <text:p>0,0072641729</text:p>
          </table:table-cell>
          <table:table-cell table:formula="of:=ABS([.G30]-[.G29])/[.G30]" office:value-type="float" office:value="0.0423680041618776" calcext:value-type="float">
            <text:p>0,0423680042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95312" calcext:value-type="float">
            <text:p>0,00195312</text:p>
          </table:table-cell>
          <table:table-cell office:value-type="float" office:value="28425" calcext:value-type="float">
            <text:p>284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.794872728667" calcext:value-type="float">
            <text:p>14,7948727287</text:p>
          </table:table-cell>
          <table:table-cell table:formula="of:=([.F31]-[.F30])/([.E31]-[.E30])" office:value-type="float" office:value="1.2649542005467" calcext:value-type="float">
            <text:p>1,2649542005</text:p>
          </table:table-cell>
          <table:table-cell table:formula="of:=ABS([.G31]-[.G32])/[.G31]" office:value-type="float" office:value="0.0378504063619929" calcext:value-type="float">
            <text:p>0,0378504064</text:p>
          </table:table-cell>
          <table:table-cell table:formula="of:=ABS([.G31]-[.G30])/[.G31]" office:value-type="float" office:value="0.00721178526215253" calcext:value-type="float">
            <text:p>0,0072117853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976562" calcext:value-type="float">
            <text:p>0,000976562</text:p>
          </table:table-cell>
          <table:table-cell office:value-type="float" office:value="66081" calcext:value-type="float">
            <text:p>6608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.0119478986937" calcext:value-type="float">
            <text:p>16,0119478987</text:p>
          </table:table-cell>
          <table:table-cell table:formula="of:=([.F32]-[.F31])/([.E32]-[.E31])" office:value-type="float" office:value="1.2170751700267" calcext:value-type="float">
            <text:p>1,21707517</text:p>
          </table:table-cell>
          <table:table-cell table:formula="of:=ABS([.G32]-[.G33])/[.G32]" office:value-type="float" office:value="0.00879633574519643" calcext:value-type="float">
            <text:p>0,0087963357</text:p>
          </table:table-cell>
          <table:table-cell table:formula="of:=ABS([.G32]-[.G31])/[.G32]" office:value-type="float" office:value="0.0393394193712392" calcext:value-type="float">
            <text:p>0,0393394194</text:p>
          </table:table-cell>
          <table:table-cell table:number-columns-repeated="1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488281" calcext:value-type="float">
            <text:p>0,000488281</text:p>
          </table:table-cell>
          <table:table-cell office:value-type="float" office:value="152486" calcext:value-type="float">
            <text:p>15248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.2183172668977" calcext:value-type="float">
            <text:p>17,2183172669</text:p>
          </table:table-cell>
          <table:table-cell table:formula="of:=([.F33]-[.F32])/([.E33]-[.E32])" office:value-type="float" office:value="1.206369368204" calcext:value-type="float">
            <text:p>1,2063693682</text:p>
          </table:table-cell>
          <table:table-cell table:formula="of:=ABS([.G33]-[.G34])/[.G33]" office:value-type="float" office:value="0.170458832667348" calcext:value-type="float">
            <text:p>0,1704588327</text:p>
          </table:table-cell>
          <table:table-cell table:formula="of:=ABS([.G33]-[.G32])/[.G33]" office:value-type="float" office:value="0.00887439792891565" calcext:value-type="float">
            <text:p>0,0088743979</text:p>
          </table:table-cell>
          <table:table-cell table:number-columns-repeated="1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44141" calcext:value-type="float">
            <text:p>0,000244141</text:p>
          </table:table-cell>
          <table:table-cell office:value-type="float" office:value="305127" calcext:value-type="float">
            <text:p>3051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.219050320832" calcext:value-type="float">
            <text:p>18,2190503208</text:p>
          </table:table-cell>
          <table:table-cell table:formula="of:=([.F34]-[.F33])/([.E34]-[.E33])" office:value-type="float" office:value="1.0007330539343" calcext:value-type="float">
            <text:p>1,0007330539</text:p>
          </table:table-cell>
          <table:table-cell table:formula="of:=ABS([.G34]-[.G35])/[.G34]" office:value-type="float" office:value="0.244606993180293" calcext:value-type="float">
            <text:p>0,2446069932</text:p>
          </table:table-cell>
          <table:table-cell table:formula="of:=ABS([.G34]-[.G33])/[.G34]" office:value-type="float" office:value="0.205485682181934" calcext:value-type="float">
            <text:p>0,2054856822</text:p>
          </table:table-cell>
          <table:table-cell table:number-columns-repeated="13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2207" calcext:value-type="float">
            <text:p>0,00012207</text:p>
          </table:table-cell>
          <table:table-cell office:value-type="float" office:value="515280" calcext:value-type="float">
            <text:p>51528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.9749970714673" calcext:value-type="float">
            <text:p>18,9749970715</text:p>
          </table:table-cell>
          <table:table-cell table:formula="of:=([.F35]-[.F34])/([.E35]-[.E34])" office:value-type="float" office:value="0.7559467506353" calcext:value-type="float">
            <text:p>0,7559467506</text:p>
          </table:table-cell>
          <table:table-cell table:formula="of:=ABS([.G35]-[.G36])/[.G35]" office:value-type="float" office:value="0.395502786924129" calcext:value-type="float">
            <text:p>0,3955027869</text:p>
          </table:table-cell>
          <table:table-cell table:formula="of:=ABS([.G35]-[.G34])/[.G35]" office:value-type="float" office:value="0.323814214550539" calcext:value-type="float">
            <text:p>0,3238142146</text:p>
          </table:table-cell>
          <table:table-cell table:number-columns-repeated="13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3" office:value-type="float" office:value="0.0000610352" calcext:value-type="float">
            <text:p>6,10E-05</text:p>
          </table:table-cell>
          <table:table-cell office:value-type="float" office:value="707301" calcext:value-type="float">
            <text:p>7073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.4319647754601" calcext:value-type="float">
            <text:p>19,4319647755</text:p>
          </table:table-cell>
          <table:table-cell table:formula="of:=([.F36]-[.F35])/([.E36]-[.E35])" office:value-type="float" office:value="0.456967703992799" calcext:value-type="float">
            <text:p>0,456967704</text:p>
          </table:table-cell>
          <table:table-cell table:formula="of:=ABS([.G36]-[.G37])/[.G36]" office:value-type="float" office:value="0.445767143396875" calcext:value-type="float">
            <text:p>0,4457671434</text:p>
          </table:table-cell>
          <table:table-cell table:formula="of:=ABS([.G36]-[.G35])/[.G36]" office:value-type="float" office:value="0.654267345438513" calcext:value-type="float">
            <text:p>0,6542673454</text:p>
          </table:table-cell>
          <table:table-cell table:number-columns-repeated="13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style-name="ce3" office:value-type="float" office:value="0.0000305176" calcext:value-type="float">
            <text:p>3,05E-05</text:p>
          </table:table-cell>
          <table:table-cell office:value-type="float" office:value="843034" calcext:value-type="float">
            <text:p>84303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.6852312914194" calcext:value-type="float">
            <text:p>19,6852312914</text:p>
          </table:table-cell>
          <table:table-cell table:formula="of:=([.F37]-[.F36])/([.E37]-[.E36])" office:value-type="float" office:value="0.2532665159593" calcext:value-type="float">
            <text:p>0,253266516</text:p>
          </table:table-cell>
          <table:table-cell table:number-columns-repeated="15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formula="of:=4*4/([.B30]*[.B30])" office:value-type="float" office:value="1048576" calcext:value-type="float">
            <text:p>1048576</text:p>
          </table:table-cell>
          <table:table-cell table:number-columns-repeated="20"/>
        </table:table-row>
      </table:table>
      <table:table table:name="Henon_box_dimension" table:style-name="ta1">
        <table:shapes>
          <draw:frame draw:z-index="0" draw:style-name="gr1" draw:text-style-name="P1" svg:width="95.51mm" svg:height="57.9mm" svg:x="188.01mm" svg:y="1.34mm">
            <loext:p draw:notify-on-update-of-ranges="Henon_box_dimension.E2:Henon_box_dimension.E12 Henon_box_dimension.F2:Henon_box_dimension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1mm" svg:height="59.76mm" svg:x="187.19mm" svg:y="66.67mm">
            <loext:p draw:notify-on-update-of-ranges="Henon_box_dimension.E15:Henon_box_dimension.E19 Henon_box_dimension.F15:Henon_box_dimension.F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1mm" svg:height="59.76mm" svg:x="188.01mm" svg:y="132.81mm">
            <loext:p draw:notify-on-update-of-ranges="Henon_box_dimension.E22:Henon_box_dimension.E37 Henon_box_dimension.F22:Henon_box_dimension.F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1mm" svg:height="59.76mm" svg:x="82.92mm" svg:y="170mm">
            <loext:p draw:notify-on-update-of-ranges="Henon_box_dimension.E25:Henon_box_dimension.E29 Henon_box_dimension.F25:Henon_box_dimension.F2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gundo experimento poniendo EPSILON = 0,1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.32192809488736" calcext:value-type="float">
            <text:p>3,3219280949</text:p>
          </table:table-cell>
          <table:table-cell office:value-type="float" office:value="7.74819284958946" calcext:value-type="float">
            <text:p>7,7481928496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4.32192809488736" calcext:value-type="float">
            <text:p>4,3219280949</text:p>
          </table:table-cell>
          <table:table-cell office:value-type="float" office:value="8.96289600533726" calcext:value-type="float">
            <text:p>8,962896005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,025</text:p>
          </table:table-cell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float" office:value="5.32192809488736" calcext:value-type="float">
            <text:p>5,3219280949</text:p>
          </table:table-cell>
          <table:table-cell office:value-type="float" office:value="10.0967151544885" calcext:value-type="float">
            <text:p>10,0967151545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5" calcext:value-type="float">
            <text:p>0,0125</text:p>
          </table:table-cell>
          <table:table-cell office:value-type="float" office:value="2325" calcext:value-type="float">
            <text:p>2325</text:p>
          </table:table-cell>
          <table:table-cell office:value-type="float" office:value="3" calcext:value-type="float">
            <text:p>3</text:p>
          </table:table-cell>
          <table:table-cell office:value-type="float" office:value="6.32192809488736" calcext:value-type="float">
            <text:p>6,3219280949</text:p>
          </table:table-cell>
          <table:table-cell office:value-type="float" office:value="11.1830150008828" calcext:value-type="float">
            <text:p>11,1830150009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25" calcext:value-type="float">
            <text:p>0,00625</text:p>
          </table:table-cell>
          <table:table-cell office:value-type="float" office:value="4243" calcext:value-type="float">
            <text:p>4243</text:p>
          </table:table-cell>
          <table:table-cell office:value-type="float" office:value="4" calcext:value-type="float">
            <text:p>4</text:p>
          </table:table-cell>
          <table:table-cell office:value-type="float" office:value="7.32192809488736" calcext:value-type="float">
            <text:p>7,3219280949</text:p>
          </table:table-cell>
          <table:table-cell office:value-type="float" office:value="12.0508689632907" calcext:value-type="float">
            <text:p>12,0508689633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125" calcext:value-type="float">
            <text:p>0,003125</text:p>
          </table:table-cell>
          <table:table-cell office:value-type="float" office:value="6362" calcext:value-type="float">
            <text:p>6362</text:p>
          </table:table-cell>
          <table:table-cell office:value-type="float" office:value="5" calcext:value-type="float">
            <text:p>5</text:p>
          </table:table-cell>
          <table:table-cell office:value-type="float" office:value="8.32192809488736" calcext:value-type="float">
            <text:p>8,3219280949</text:p>
          </table:table-cell>
          <table:table-cell office:value-type="float" office:value="12.6352646565395" calcext:value-type="float">
            <text:p>12,6352646565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625" calcext:value-type="float">
            <text:p>0,0015625</text:p>
          </table:table-cell>
          <table:table-cell office:value-type="float" office:value="8021" calcext:value-type="float">
            <text:p>8021</text:p>
          </table:table-cell>
          <table:table-cell office:value-type="float" office:value="6" calcext:value-type="float">
            <text:p>6</text:p>
          </table:table-cell>
          <table:table-cell office:value-type="float" office:value="9.32192809488736" calcext:value-type="float">
            <text:p>9,3219280949</text:p>
          </table:table-cell>
          <table:table-cell office:value-type="float" office:value="12.9695663972905" calcext:value-type="float">
            <text:p>12,9695663973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78125" calcext:value-type="float">
            <text:p>0,00078125</text:p>
          </table:table-cell>
          <table:table-cell office:value-type="float" office:value="9016" calcext:value-type="float">
            <text:p>9016</text:p>
          </table:table-cell>
          <table:table-cell office:value-type="float" office:value="7" calcext:value-type="float">
            <text:p>7</text:p>
          </table:table-cell>
          <table:table-cell office:value-type="float" office:value="10.3219280948874" calcext:value-type="float">
            <text:p>10,3219280949</text:p>
          </table:table-cell>
          <table:table-cell office:value-type="float" office:value="13.1382718001722" calcext:value-type="float">
            <text:p>13,1382718002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390625" calcext:value-type="float">
            <text:p>0,000390625</text:p>
          </table:table-cell>
          <table:table-cell office:value-type="float" office:value="9516" calcext:value-type="float">
            <text:p>9516</text:p>
          </table:table-cell>
          <table:table-cell office:value-type="float" office:value="8" calcext:value-type="float">
            <text:p>8</text:p>
          </table:table-cell>
          <table:table-cell office:value-type="float" office:value="11.3219280948874" calcext:value-type="float">
            <text:p>11,3219280949</text:p>
          </table:table-cell>
          <table:table-cell office:value-type="float" office:value="13.2161395564251" calcext:value-type="float">
            <text:p>13,2161395564</text:p>
          </table:table-cell>
          <table:table-cell table:number-columns-repeated="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95313" calcext:value-type="float">
            <text:p>0,000195313</text:p>
          </table:table-cell>
          <table:table-cell office:value-type="float" office:value="9766" calcext:value-type="float">
            <text:p>9766</text:p>
          </table:table-cell>
          <table:table-cell office:value-type="float" office:value="9" calcext:value-type="float">
            <text:p>9</text:p>
          </table:table-cell>
          <table:table-cell office:value-type="float" office:value="12.3219280948874" calcext:value-type="float">
            <text:p>12,3219280949</text:p>
          </table:table-cell>
          <table:table-cell office:value-type="float" office:value="13.2535520626375" calcext:value-type="float">
            <text:p>13,2535520626</text:p>
          </table:table-cell>
          <table:table-cell table:number-columns-repeated="1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3" office:value-type="float" office:value="0.0000976563" calcext:value-type="float">
            <text:p>9,77E-05</text:p>
          </table:table-cell>
          <table:table-cell office:value-type="float" office:value="9894" calcext:value-type="float">
            <text:p>9894</text:p>
          </table:table-cell>
          <table:table-cell office:value-type="float" office:value="10" calcext:value-type="float">
            <text:p>10</text:p>
          </table:table-cell>
          <table:table-cell office:value-type="float" office:value="13.3219280948874" calcext:value-type="float">
            <text:p>13,3219280949</text:p>
          </table:table-cell>
          <table:table-cell office:value-type="float" office:value="13.2723381841586" calcext:value-type="float">
            <text:p>13,2723381842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20"/>
        </table:table-row>
        <table:table-row table:style-name="ro1">
          <table:table-cell table:style-name="ce2" office:value-type="string" calcext:value-type="string" table:number-columns-spanned="6" table:number-rows-spanned="1">
            <text:p>Datos del libro de ALLIGOOD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/>
          <table:table-cell table:formula="of:=1/8" office:value-type="float" office:value="0.125" calcext:value-type="float">
            <text:p>0,125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4" table:formula="of:=LOG(1/[.B15];2)" office:value-type="float" office:value="3" calcext:value-type="float">
            <text:p>3,0000</text:p>
          </table:table-cell>
          <table:table-cell table:formula="of:=LOG([.C15];2)" office:value-type="float" office:value="7.467605550083" calcext:value-type="float">
            <text:p>7,4676055501</text:p>
          </table:table-cell>
          <table:table-cell table:formula="of:=[.F15]/[.E15]" office:value-type="float" office:value="2.48920185002767" calcext:value-type="float">
            <text:p>2,48920185</text:p>
          </table:table-cell>
          <table:table-cell table:number-columns-repeated="15"/>
        </table:table-row>
        <table:table-row table:style-name="ro1">
          <table:table-cell/>
          <table:table-cell table:formula="of:=1/16" office:value-type="float" office:value="0.0625" calcext:value-type="float">
            <text:p>0,0625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4" table:formula="of:=LOG(1/[.B16];2)" office:value-type="float" office:value="4" calcext:value-type="float">
            <text:p>4,0000</text:p>
          </table:table-cell>
          <table:table-cell table:formula="of:=LOG([.C16];2)" office:value-type="float" office:value="8.75822321472672" calcext:value-type="float">
            <text:p>8,7582232147</text:p>
          </table:table-cell>
          <table:table-cell table:formula="of:=[.F16]/[.E16]" office:value-type="float" office:value="2.18955580368168" calcext:value-type="float">
            <text:p>2,1895558037</text:p>
          </table:table-cell>
          <table:table-cell table:number-columns-repeated="15"/>
        </table:table-row>
        <table:table-row table:style-name="ro1">
          <table:table-cell/>
          <table:table-cell table:formula="of:=1/32" office:value-type="float" office:value="0.03125" calcext:value-type="float">
            <text:p>0,03125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4" table:formula="of:=LOG(1/[.B17];2)" office:value-type="float" office:value="5" calcext:value-type="float">
            <text:p>5,0000</text:p>
          </table:table-cell>
          <table:table-cell table:formula="of:=LOG([.C17];2)" office:value-type="float" office:value="10.0182001788132" calcext:value-type="float">
            <text:p>10,0182001788</text:p>
          </table:table-cell>
          <table:table-cell table:formula="of:=[.F17]/[.E17]" office:value-type="float" office:value="2.00364003576265" calcext:value-type="float">
            <text:p>2,0036400358</text:p>
          </table:table-cell>
          <table:table-cell table:number-columns-repeated="15"/>
        </table:table-row>
        <table:table-row table:style-name="ro1">
          <table:table-cell/>
          <table:table-cell table:formula="of:=1/64" office:value-type="float" office:value="0.015625" calcext:value-type="float">
            <text:p>0,015625</text:p>
          </table:table-cell>
          <table:table-cell office:value-type="float" office:value="2467" calcext:value-type="float">
            <text:p>2467</text:p>
          </table:table-cell>
          <table:table-cell/>
          <table:table-cell table:style-name="ce4" table:formula="of:=LOG(1/[.B18];2)" office:value-type="float" office:value="6" calcext:value-type="float">
            <text:p>6,0000</text:p>
          </table:table-cell>
          <table:table-cell table:formula="of:=LOG([.C18];2)" office:value-type="float" office:value="11.2685420003001" calcext:value-type="float">
            <text:p>11,2685420003</text:p>
          </table:table-cell>
          <table:table-cell table:formula="of:=[.F18]/[.E18]" office:value-type="float" office:value="1.87809033338335" calcext:value-type="float">
            <text:p>1,8780903334</text:p>
          </table:table-cell>
          <table:table-cell table:number-columns-repeated="15"/>
        </table:table-row>
        <table:table-row table:style-name="ro1">
          <table:table-cell/>
          <table:table-cell table:formula="of:=1/128" office:value-type="float" office:value="0.0078125" calcext:value-type="float">
            <text:p>0,0078125</text:p>
          </table:table-cell>
          <table:table-cell office:value-type="float" office:value="5763" calcext:value-type="float">
            <text:p>5763</text:p>
          </table:table-cell>
          <table:table-cell/>
          <table:table-cell table:style-name="ce4" table:formula="of:=LOG(1/[.B19];2)" office:value-type="float" office:value="7" calcext:value-type="float">
            <text:p>7,0000</text:p>
          </table:table-cell>
          <table:table-cell table:formula="of:=LOG([.C19];2)" office:value-type="float" office:value="12.4926043043867" calcext:value-type="float">
            <text:p>12,4926043044</text:p>
          </table:table-cell>
          <table:table-cell table:formula="of:=[.F19]/[.E19]" office:value-type="float" office:value="1.78465775776953" calcext:value-type="float">
            <text:p>1,784657757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4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6" table:number-rows-spanned="1">
            <text:p>Segundo experimento poniendo EPSILON = 1,0</text:p>
          </table:table-cell>
          <table:covered-table-cell table:number-columns-repeated="5"/>
          <table:table-cell table:number-columns-repeated="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94316186373" calcext:value-type="float">
            <text:p>3,4594316186</text:p>
          </table:table-cell>
          <table:table-cell table:formula="of:=[.F22]/[.E22]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5798099512757" calcext:value-type="float">
            <text:p>4,8579809951</text:p>
          </table:table-cell>
          <table:table-cell table:formula="of:=[.F23]/[.E23]" office:value-type="float" office:value="4.85798099512757" calcext:value-type="float">
            <text:p>4,857980995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,2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16992500144231" calcext:value-type="float">
            <text:p>6,1699250014</text:p>
          </table:table-cell>
          <table:table-cell table:formula="of:=[.F24]/[.E24]" office:value-type="float" office:value="3.08496250072116" calcext:value-type="float">
            <text:p>3,0849625007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,125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28540221886225" calcext:value-type="float">
            <text:p>7,2854022189</text:p>
          </table:table-cell>
          <table:table-cell table:formula="of:=[.F25]/[.E25]" office:value-type="float" office:value="2.42846740628742" calcext:value-type="float">
            <text:p>2,4284674063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,0625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.54689445988764" calcext:value-type="float">
            <text:p>8,5468944599</text:p>
          </table:table-cell>
          <table:table-cell table:formula="of:=[.F26]/[.E26]" office:value-type="float" office:value="2.13672361497191" calcext:value-type="float">
            <text:p>2,136723615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72451385311995" calcext:value-type="float">
            <text:p>9,7245138531</text:p>
          </table:table-cell>
          <table:table-cell table:formula="of:=[.F27]/[.E27]" office:value-type="float" office:value="1.94490277062399" calcext:value-type="float">
            <text:p>1,9449027706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.8501868376458" calcext:value-type="float">
            <text:p>10,8501868376</text:p>
          </table:table-cell>
          <table:table-cell table:formula="of:=[.F28]/[.E28]" office:value-type="float" office:value="1.80836447294097" calcext:value-type="float">
            <text:p>1,8083644729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3545" calcext:value-type="float">
            <text:p>35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.7915699121269" calcext:value-type="float">
            <text:p>11,7915699121</text:p>
          </table:table-cell>
          <table:table-cell table:formula="of:=[.F29]/[.E29]" office:value-type="float" office:value="1.6845099874467" calcext:value-type="float">
            <text:p>1,6845099874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5745" calcext:value-type="float">
            <text:p>57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.4880911775335" calcext:value-type="float">
            <text:p>12,4880911775</text:p>
          </table:table-cell>
          <table:table-cell table:formula="of:=[.F30]/[.E30]" office:value-type="float" office:value="1.56101139719169" calcext:value-type="float">
            <text:p>1,5610113972</text:p>
          </table:table-cell>
          <table:table-cell table:number-columns-repeated="1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95312" calcext:value-type="float">
            <text:p>0,00195312</text:p>
          </table:table-cell>
          <table:table-cell office:value-type="float" office:value="7582" calcext:value-type="float">
            <text:p>758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.8883627411706" calcext:value-type="float">
            <text:p>12,8883627412</text:p>
          </table:table-cell>
          <table:table-cell table:formula="of:=[.F31]/[.E31]" office:value-type="float" office:value="1.43204030457451" calcext:value-type="float">
            <text:p>1,4320403046</text:p>
          </table:table-cell>
          <table:table-cell table:number-columns-repeated="1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976562" calcext:value-type="float">
            <text:p>0,000976562</text:p>
          </table:table-cell>
          <table:table-cell office:value-type="float" office:value="8777" calcext:value-type="float">
            <text:p>877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.0995121919952" calcext:value-type="float">
            <text:p>13,099512192</text:p>
          </table:table-cell>
          <table:table-cell table:formula="of:=[.F32]/[.E32]" office:value-type="float" office:value="1.30995121919952" calcext:value-type="float">
            <text:p>1,3099512192</text:p>
          </table:table-cell>
          <table:table-cell table:number-columns-repeated="1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488281" calcext:value-type="float">
            <text:p>0,000488281</text:p>
          </table:table-cell>
          <table:table-cell office:value-type="float" office:value="9445" calcext:value-type="float">
            <text:p>944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.2053350812757" calcext:value-type="float">
            <text:p>13,2053350813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44141" calcext:value-type="float">
            <text:p>0,000244141</text:p>
          </table:table-cell>
          <table:table-cell office:value-type="float" office:value="9760" calcext:value-type="float">
            <text:p>976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.2526654324503" calcext:value-type="float">
            <text:p>13,2526654325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2207" calcext:value-type="float">
            <text:p>0,00012207</text:p>
          </table:table-cell>
          <table:table-cell office:value-type="float" office:value="9891" calcext:value-type="float">
            <text:p>989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3.2719006723915" calcext:value-type="float">
            <text:p>13,2719006724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style-name="ce3" office:value-type="float" office:value="0.0000610352" calcext:value-type="float">
            <text:p>6,10E-05</text:p>
          </table:table-cell>
          <table:table-cell office:value-type="float" office:value="9947" calcext:value-type="float">
            <text:p>994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.2800457613004" calcext:value-type="float">
            <text:p>13,2800457613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style-name="ce3" office:value-type="float" office:value="0.0000305176" calcext:value-type="float">
            <text:p>3,05E-05</text:p>
          </table:table-cell>
          <table:table-cell office:value-type="float" office:value="9968" calcext:value-type="float">
            <text:p>996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.283088353024" calcext:value-type="float">
            <text:p>13,28308835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08:11:41.8479589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2T13:06:50.369196238</dc:date>
    <meta:editing-duration>PT5H55M14S</meta:editing-duration>
    <meta:editing-cycles>15</meta:editing-cycles>
    <meta:generator>LibreOffice/5.1.6.2$Linux_X86_64 LibreOffice_project/10m0$Build-2</meta:generator>
    <meta:document-statistic meta:table-count="2" meta:cell-count="43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52cm" svg:height="5.791cm" xlink:href=".." xlink:type="simple" chart:class="chart:scatter" chart:style-name="ch1">
        <chart:legend chart:legend-position="end" svg:x="5.747cm" svg:y="2.148cm" style:legend-expansion="high" chart:style-name="ch2"/>
        <chart:plot-area chart:style-name="ch3" table:cell-range-address="Henon_box_dimension.E2:Henon_box_dimension.F12" svg:x="0.191cm" svg:y="0.115cm" svg:width="5.365cm" svg:height="5.561cm">
          <chartooo:coordinate-region svg:x="0.627cm" svg:y="0.315cm" svg:width="4.557cm" svg:height="4.7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.F2:Henon_box_dimension.F12" chart:class="chart:scatter">
            <chart:domain table:cell-range-address="Henon_box_dimension.E2:Henon_box_dimension.E12"/>
            <chart:regression-curve chart:style-name="ch7">
              <chart:equation chart:display-equation="true" chart:display-r-square="false" svg:x="5.773cm" svg:y="3.954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2192809488736">
                <text:p>3.32192809488736</text:p>
                <draw:g>
                  <svg:desc>Henon_box_dimension.E2:Henon_box_dimension.E12</svg:desc>
                </draw:g>
              </table:table-cell>
              <table:table-cell office:value-type="float" office:value="7.74819284958946">
                <text:p>7.74819284958946</text:p>
                <draw:g>
                  <svg:desc>Henon_box_dimension.F2:Henon_box_dimension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2192809488736">
                <text:p>4.32192809488736</text:p>
              </table:table-cell>
              <table:table-cell office:value-type="float" office:value="8.96289600533726">
                <text:p>8.96289600533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192809488736">
                <text:p>5.32192809488736</text:p>
              </table:table-cell>
              <table:table-cell office:value-type="float" office:value="10.0967151544885">
                <text:p>10.0967151544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32192809488736">
                <text:p>6.32192809488736</text:p>
              </table:table-cell>
              <table:table-cell office:value-type="float" office:value="11.1830150008828">
                <text:p>11.1830150008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2192809488736">
                <text:p>7.32192809488736</text:p>
              </table:table-cell>
              <table:table-cell office:value-type="float" office:value="12.0508689632907">
                <text:p>12.0508689632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2192809488736">
                <text:p>8.32192809488736</text:p>
              </table:table-cell>
              <table:table-cell office:value-type="float" office:value="12.6352646565395">
                <text:p>12.6352646565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32192809488736">
                <text:p>9.32192809488736</text:p>
              </table:table-cell>
              <table:table-cell office:value-type="float" office:value="12.9695663972905">
                <text:p>12.9695663972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3219280948874">
                <text:p>10.3219280948874</text:p>
              </table:table-cell>
              <table:table-cell office:value-type="float" office:value="13.1382718001722">
                <text:p>13.1382718001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3219280948874">
                <text:p>11.3219280948874</text:p>
              </table:table-cell>
              <table:table-cell office:value-type="float" office:value="13.2161395564251">
                <text:p>13.2161395564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3219280948874">
                <text:p>12.3219280948874</text:p>
              </table:table-cell>
              <table:table-cell office:value-type="float" office:value="13.2535520626375">
                <text:p>13.2535520626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3219280948874">
                <text:p>13.3219280948874</text:p>
              </table:table-cell>
              <table:table-cell office:value-type="float" office:value="13.2723381841586">
                <text:p>13.2723381841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.E15:Henon_box_dimension.F19" svg:x="0.202cm" svg:y="0.119cm" svg:width="5.469cm" svg:height="5.739cm">
          <chartooo:coordinate-region svg:x="0.718cm" svg:y="0.318cm" svg:width="4.33cm" svg:height="4.8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non_box_dimension.F15:Henon_box_dimension.F19" chart:class="chart:scatter">
            <chart:domain table:cell-range-address="Henon_box_dimension.E15:Henon_box_dimension.E19"/>
            <chart:regression-curve chart:style-name="ch8">
              <chart:equation chart:display-equation="true" chart:display-r-square="false" svg:x="6.105cm" svg:y="4.081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enon_box_dimension.E15:Henon_box_dimension.E19</svg:desc>
                </draw:g>
              </table:table-cell>
              <table:table-cell office:value-type="float" office:value="7.467605550083">
                <text:p>7.467605550083</text:p>
                <draw:g>
                  <svg:desc>Henon_box_dimension.F15:Henon_box_dimension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75822321472672">
                <text:p>8.75822321472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.0182001788132">
                <text:p>10.0182001788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.2685420003001">
                <text:p>11.2685420003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.4926043043867">
                <text:p>12.49260430438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.E22:Henon_box_dimension.F37" svg:x="0.202cm" svg:y="0.119cm" svg:width="5.469cm" svg:height="5.739cm">
          <chartooo:coordinate-region svg:x="0.638cm" svg:y="0.318cm" svg:width="4.661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.F22:Henon_box_dimension.F37" chart:class="chart:scatter">
            <chart:domain table:cell-range-address="Henon_box_dimension.E22:Henon_box_dimension.E37"/>
            <chart:regression-curve chart:style-name="ch7">
              <chart:equation chart:display-equation="true" chart:display-r-square="false" svg:x="6.105cm" svg:y="4.081cm"/>
            </chart:regression-curve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non_box_dimension.E22:Henon_box_dimension.E37</svg:desc>
                </draw:g>
              </table:table-cell>
              <table:table-cell office:value-type="float" office:value="3.4594316186373">
                <text:p>3.4594316186373</text:p>
                <draw:g>
                  <svg:desc>Henon_box_dimension.F22:Henon_box_dimension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85798099512757">
                <text:p>4.85798099512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6992500144231">
                <text:p>6.16992500144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28540221886225">
                <text:p>7.28540221886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54689445988764">
                <text:p>8.54689445988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72451385311995">
                <text:p>9.72451385311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.8501868376458">
                <text:p>10.8501868376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.7915699121269">
                <text:p>11.7915699121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4880911775335">
                <text:p>12.48809117753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.8883627411706">
                <text:p>12.8883627411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.0995121919952">
                <text:p>13.0995121919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.2053350812757">
                <text:p>13.2053350812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.2526654324503">
                <text:p>13.2526654324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.2719006723915">
                <text:p>13.2719006723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.2800457613004">
                <text:p>13.2800457613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.283088353024">
                <text:p>13.2830883530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.E25:Henon_box_dimension.F29" svg:x="0.202cm" svg:y="0.119cm" svg:width="5.469cm" svg:height="5.739cm">
          <chartooo:coordinate-region svg:x="0.638cm" svg:y="0.318cm" svg:width="4.609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.F25:Henon_box_dimension.F29" chart:class="chart:scatter">
            <chart:domain table:cell-range-address="Henon_box_dimension.E25:Henon_box_dimension.E29"/>
            <chart:regression-curve chart:style-name="ch7">
              <chart:equation chart:display-equation="true" chart:display-r-square="false" svg:x="6.105cm" svg:y="4.081cm"/>
            </chart:regression-curve>
            <chart:data-point chart:repeated="4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enon_box_dimension.E25:Henon_box_dimension.E29</svg:desc>
                </draw:g>
              </table:table-cell>
              <table:table-cell office:value-type="float" office:value="7.28540221886225">
                <text:p>7.28540221886225</text:p>
                <draw:g>
                  <svg:desc>Henon_box_dimension.F25:Henon_box_dimension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54689445988764">
                <text:p>8.54689445988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.72451385311995">
                <text:p>9.72451385311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.8501868376458">
                <text:p>10.8501868376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.7915699121269">
                <text:p>11.79156991212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52cm" svg:height="5.791cm" xlink:href=".." xlink:type="simple" chart:class="chart:scatter" chart:style-name="ch1">
        <chart:legend chart:legend-position="end" svg:x="5.747cm" svg:y="2.148cm" style:legend-expansion="high" chart:style-name="ch2"/>
        <chart:plot-area chart:style-name="ch3" table:cell-range-address="Henon_box_dimension_2.E2:Henon_box_dimension_2.F12" svg:x="0.191cm" svg:y="0.115cm" svg:width="5.365cm" svg:height="5.561cm">
          <chartooo:coordinate-region svg:x="0.627cm" svg:y="0.315cm" svg:width="4.557cm" svg:height="4.7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_2.F2:Henon_box_dimension_2.F12" chart:class="chart:scatter">
            <chart:domain table:cell-range-address="Henon_box_dimension_2.E2:Henon_box_dimension_2.E12"/>
            <chart:regression-curve chart:style-name="ch7">
              <chart:equation chart:display-equation="true" chart:display-r-square="false" svg:x="5.773cm" svg:y="3.954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2192809488736">
                <text:p>3.32192809488736</text:p>
                <draw:g>
                  <svg:desc>Henon_box_dimension_2.E2:Henon_box_dimension_2.E12</svg:desc>
                </draw:g>
              </table:table-cell>
              <table:table-cell office:value-type="float" office:value="7.74819284958946">
                <text:p>7.74819284958946</text:p>
                <draw:g>
                  <svg:desc>Henon_box_dimension_2.F2:Henon_box_dimension_2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2192809488736">
                <text:p>4.32192809488736</text:p>
              </table:table-cell>
              <table:table-cell office:value-type="float" office:value="8.96289600533726">
                <text:p>8.96289600533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192809488736">
                <text:p>5.32192809488736</text:p>
              </table:table-cell>
              <table:table-cell office:value-type="float" office:value="10.0967151544885">
                <text:p>10.0967151544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32192809488736">
                <text:p>6.32192809488736</text:p>
              </table:table-cell>
              <table:table-cell office:value-type="float" office:value="11.1830150008828">
                <text:p>11.18301500088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2192809488736">
                <text:p>7.32192809488736</text:p>
              </table:table-cell>
              <table:table-cell office:value-type="float" office:value="12.0508689632907">
                <text:p>12.05086896329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32192809488736">
                <text:p>8.32192809488736</text:p>
              </table:table-cell>
              <table:table-cell office:value-type="float" office:value="12.6352646565395">
                <text:p>12.6352646565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32192809488736">
                <text:p>9.32192809488736</text:p>
              </table:table-cell>
              <table:table-cell office:value-type="float" office:value="12.9695663972905">
                <text:p>12.9695663972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3219280948874">
                <text:p>10.3219280948874</text:p>
              </table:table-cell>
              <table:table-cell office:value-type="float" office:value="13.1382718001722">
                <text:p>13.1382718001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3219280948874">
                <text:p>11.3219280948874</text:p>
              </table:table-cell>
              <table:table-cell office:value-type="float" office:value="13.2161395564251">
                <text:p>13.21613955642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3219280948874">
                <text:p>12.3219280948874</text:p>
              </table:table-cell>
              <table:table-cell office:value-type="float" office:value="13.2535520626375">
                <text:p>13.2535520626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3219280948874">
                <text:p>13.3219280948874</text:p>
              </table:table-cell>
              <table:table-cell office:value-type="float" office:value="13.2723381841586">
                <text:p>13.27233818415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_2.E15:Henon_box_dimension_2.F19" svg:x="0.202cm" svg:y="0.119cm" svg:width="5.469cm" svg:height="5.739cm">
          <chartooo:coordinate-region svg:x="0.718cm" svg:y="0.318cm" svg:width="4.33cm" svg:height="4.8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non_box_dimension_2.F15:Henon_box_dimension_2.F19" chart:class="chart:scatter">
            <chart:domain table:cell-range-address="Henon_box_dimension_2.E15:Henon_box_dimension_2.E19"/>
            <chart:regression-curve chart:style-name="ch8">
              <chart:equation chart:display-equation="true" chart:display-r-square="false" svg:x="6.105cm" svg:y="4.081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enon_box_dimension_2.E15:Henon_box_dimension_2.E19</svg:desc>
                </draw:g>
              </table:table-cell>
              <table:table-cell office:value-type="float" office:value="7.467605550083">
                <text:p>7.467605550083</text:p>
                <draw:g>
                  <svg:desc>Henon_box_dimension_2.F15:Henon_box_dimension_2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75822321472672">
                <text:p>8.75822321472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.0182001788132">
                <text:p>10.0182001788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.2685420003001">
                <text:p>11.2685420003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.4926043043867">
                <text:p>12.49260430438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_2.E22:Henon_box_dimension_2.F37" svg:x="0.202cm" svg:y="0.119cm" svg:width="5.469cm" svg:height="5.739cm">
          <chartooo:coordinate-region svg:x="0.823cm" svg:y="0.318cm" svg:width="4.661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_2.F22:Henon_box_dimension_2.F37" chart:class="chart:scatter">
            <chart:domain table:cell-range-address="Henon_box_dimension_2.E22:Henon_box_dimension_2.E37"/>
            <chart:regression-curve chart:style-name="ch7">
              <chart:equation chart:display-equation="true" chart:display-r-square="false" svg:x="6.105cm" svg:y="4.081cm"/>
            </chart:regression-curve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non_box_dimension_2.E22:Henon_box_dimension_2.E37</svg:desc>
                </draw:g>
              </table:table-cell>
              <table:table-cell office:value-type="float" office:value="3.4594316186373">
                <text:p>3.4594316186373</text:p>
                <draw:g>
                  <svg:desc>Henon_box_dimension_2.F22:Henon_box_dimension_2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85798099512757">
                <text:p>4.85798099512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6992500144231">
                <text:p>6.16992500144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.32192809488736">
                <text:p>7.3219280948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59991284218713">
                <text:p>8.59991284218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82654848729091">
                <text:p>9.8265484872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.0714623625566">
                <text:p>11.07146236255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.2740869056344">
                <text:p>12.2740869056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.5299185281203">
                <text:p>13.5299185281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.794872728667">
                <text:p>14.794872728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.0119478986937">
                <text:p>16.0119478986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.2183172668977">
                <text:p>17.21831726689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.219050320832">
                <text:p>18.2190503208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.9749970714673">
                <text:p>18.9749970714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9.4319647754601">
                <text:p>19.4319647754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9.6852312914194">
                <text:p>19.68523129141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01cm" svg:height="5.977cm" xlink:href=".." xlink:type="simple" chart:class="chart:scatter" chart:style-name="ch1">
        <chart:legend chart:legend-position="end" svg:x="5.873cm" svg:y="2.44cm" style:legend-expansion="high" chart:style-name="ch2"/>
        <chart:plot-area chart:style-name="ch3" table:cell-range-address="Henon_box_dimension_2.E25:Henon_box_dimension_2.F29" svg:x="0.202cm" svg:y="0.119cm" svg:width="5.469cm" svg:height="5.739cm">
          <chartooo:coordinate-region svg:x="0.638cm" svg:y="0.318cm" svg:width="4.609cm" svg:height="4.8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_2.F25:Henon_box_dimension_2.F29" chart:class="chart:scatter">
            <chart:domain table:cell-range-address="Henon_box_dimension_2.E25:Henon_box_dimension_2.E29"/>
            <chart:regression-curve chart:style-name="ch7">
              <chart:equation chart:display-equation="true" chart:display-r-square="false" svg:x="6.105cm" svg:y="4.081cm"/>
            </chart:regression-curve>
            <chart:data-point chart:repeated="4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enon_box_dimension_2.E25:Henon_box_dimension_2.E29</svg:desc>
                </draw:g>
              </table:table-cell>
              <table:table-cell office:value-type="float" office:value="7.32192809488736">
                <text:p>7.32192809488736</text:p>
                <draw:g>
                  <svg:desc>Henon_box_dimension_2.F25:Henon_box_dimension_2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.59991284218713">
                <text:p>8.59991284218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.82654848729091">
                <text:p>9.826548487290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1.0714623625566">
                <text:p>11.0714623625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.2740869056344">
                <text:p>12.27408690563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scatter" chart:style-name="ch1">
        <chart:legend chart:legend-position="end" svg:x="13.535cm" svg:y="4.204cm" style:legend-expansion="high" chart:style-name="ch2"/>
        <chart:plot-area chart:style-name="ch3" table:cell-range-address="Henon_box_dimension_2.E23:Henon_box_dimension_2.E37 Henon_box_dimension_2.G23:Henon_box_dimension_2.G37" svg:x="0.32cm" svg:y="0.18cm" svg:width="12.895cm" svg:height="8.646cm">
          <chartooo:coordinate-region svg:x="1.047cm" svg:y="0.379cm" svg:width="11.98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enon_box_dimension_2.G23:Henon_box_dimension_2.G37" chart:class="chart:scatter">
            <chart:domain table:cell-range-address="Henon_box_dimension_2.E23:Henon_box_dimension_2.E37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enon_box_dimension_2.E23:Henon_box_dimension_2.E37</svg:desc>
                </draw:g>
              </table:table-cell>
              <table:table-cell office:value-type="float" office:value="1.39854937649027">
                <text:p>1.39854937649027</text:p>
                <draw:g>
                  <svg:desc>Henon_box_dimension_2.G23:Henon_box_dimension_2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1194400631474">
                <text:p>1.31194400631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5200309344505">
                <text:p>1.15200309344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27798474729977">
                <text:p>1.27798474729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22663564510378">
                <text:p>1.22663564510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24491387526569">
                <text:p>1.24491387526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2026245430778">
                <text:p>1.2026245430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2558316224859">
                <text:p>1.2558316224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2649542005467">
                <text:p>1.2649542005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170751700267">
                <text:p>1.2170751700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06369368204">
                <text:p>1.206369368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0007330539343">
                <text:p>1.00073305393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59467506353">
                <text:p>0.7559467506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56967703992799">
                <text:p>0.4569677039927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532665159593">
                <text:p>0.25326651595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